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, serif"/>
    <style:font-face style:name="Calibri1" svg:font-family="Calibri" style:font-family-generic="roman" style:font-pitch="variable"/>
    <style:font-face style:name="ISOCPEUR" svg:font-family="ISOCPEUR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1" fo:font-size="14pt" fo:language="uk" fo:country="UA" fo:font-weight="normal" officeooo:rsid="0001d582" officeooo:paragraph-rsid="0001d582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4pt" fo:language="uk" fo:country="UA" fo:font-weight="normal" officeooo:rsid="0003afe9" officeooo:paragraph-rsid="0003afe9" style:font-size-asian="12.25pt" style:font-weight-asian="normal" style:font-size-complex="14pt" style:font-weight-complex="normal"/>
    </style:style>
    <style:style style:name="P3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fo:language="uk" fo:country="UA" fo:font-weight="bold" officeooo:rsid="0001d582" officeooo:paragraph-rsid="0001d58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1" fo:font-size="14pt" fo:language="ru" fo:country="RU" fo:font-weight="normal" officeooo:rsid="00074f1d" officeooo:paragraph-rsid="00074f1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1.251cm" style:auto-text-indent="false"/>
      <style:text-properties style:font-name="Times New Roman1" fo:font-size="14pt" fo:language="ru" fo:country="RU" fo:font-weight="normal" officeooo:rsid="0009ac59" officeooo:paragraph-rsid="0009ac5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size="14pt" fo:language="uk" fo:country="UA" fo:font-weight="normal" officeooo:rsid="00040219" officeooo:paragraph-rsid="00040219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1.251cm" style:auto-text-indent="false" fo:break-before="page"/>
      <style:text-properties style:font-name="Times New Roman1" fo:font-size="14pt" fo:language="uk" fo:country="UA" fo:font-weight="bold" officeooo:rsid="0001d582" officeooo:paragraph-rsid="0007329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.42cm" loext:contextual-spacing="false" fo:text-align="center" style:justify-single-word="false" fo:break-before="page"/>
      <style:text-properties style:font-name="Times New Roman1" fo:font-size="14pt" fo:language="ru" fo:country="RU" fo:font-weight="bold" officeooo:rsid="00040219" officeooo:paragraph-rsid="00040219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margin-top="0.85cm" fo:margin-bottom="0.42cm" loext:contextual-spacing="false" fo:line-height="150%" fo:text-align="center" style:justify-single-word="false" fo:text-indent="1.251cm" style:auto-text-indent="false"/>
      <style:text-properties style:font-name="Times New Roman" fo:font-size="14pt" fo:language="uk" fo:country="UA" fo:font-weight="bold" officeooo:rsid="0001d582" officeooo:paragraph-rsid="00073294" style:font-size-asian="12.25pt" style:font-weight-asian="bold" style:font-size-complex="14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1feac"/>
    </style:style>
    <style:style style:name="T3" style:family="text">
      <style:text-properties fo:language="ru" fo:country="RU" officeooo:rsid="00073294"/>
    </style:style>
    <style:style style:name="T4" style:family="text">
      <style:text-properties officeooo:rsid="0001feac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7c979"/>
    </style:style>
    <style:style style:name="T7" style:family="text">
      <style:text-properties officeooo:rsid="0003afe9"/>
    </style:style>
    <style:style style:name="T8" style:family="text">
      <style:text-properties fo:language="en" fo:country="US"/>
    </style:style>
    <style:style style:name="T9" style:family="text">
      <style:text-properties fo:font-size="9pt"/>
    </style:style>
    <style:style style:name="T10" style:family="text">
      <style:text-properties style:font-name="ISOCPEUR" style:font-name-asian="F" style:font-name-complex="F"/>
    </style:style>
    <style:style style:name="T11" style:family="text">
      <style:text-properties style:font-name="ISOCPEUR" fo:font-size="9pt" style:font-name-asian="F" style:font-name-complex="F"/>
    </style:style>
    <style:style style:name="T12" style:family="text">
      <style:text-properties fo:font-size="8pt"/>
    </style:style>
    <style:style style:name="T13" style:family="text">
      <style:text-properties fo:font-size="14pt"/>
    </style:style>
    <style:style style:name="T14" style:family="text">
      <style:text-properties fo:font-size="12pt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round" draw:fill="none" draw:textarea-horizontal-align="center" draw:textarea-vertical-align="top" fo:padding-top="0.035cm" fo:padding-bottom="0.035cm" fo:padding-left="0.035cm" fo:padding-right="0.035cm" style:run-through="background"/>
    </style:style>
    <style:style style:name="gr3" style:family="graphic">
      <style:graphic-properties draw:stroke="solid" svg:stroke-width="0.071cm" svg:stroke-color="#000000" draw:stroke-linejoin="round" draw:fill="solid" draw:fill-color="#ffffff" draw:textarea-horizontal-align="center" draw:textarea-vertical-align="top" fo:padding-top="0.035cm" fo:padding-bottom="0.035cm" fo:padding-left="0.035cm" fo:padding-right="0.035cm" style:run-through="background"/>
    </style:style>
    <style:style style:name="gr4" style:family="graphic">
      <style:graphic-properties draw:stroke="solid" svg:stroke-width="0.035cm" svg:stroke-color="#000000" draw:stroke-linejoin="round" draw:fill="solid" draw:fill-color="#ffffff" draw:textarea-horizontal-align="center" draw:textarea-vertical-align="top" fo:padding-top="0.018cm" fo:padding-bottom="0.018cm" fo:padding-left="0.018cm" fo:padding-right="0.018cm" style:run-through="background"/>
    </style:style>
    <style:style style:name="gr5" style:family="graphic">
      <style:graphic-properties draw:stroke="none" svg:stroke-width="0cm" draw:fill="none" draw:fill-color="#ffffff" draw:textarea-vertical-align="top" fo:min-height="0.376cm" fo:padding-top="0.035cm" fo:padding-bottom="0.035cm" fo:padding-left="0.035cm" fo:padding-right="0.035cm" style:run-through="background"/>
    </style:style>
    <style:style style:name="gr6" style:family="graphic">
      <style:graphic-properties draw:stroke="none" svg:stroke-width="0cm" draw:fill="none" draw:fill-color="#ffffff" draw:textarea-vertical-align="top" fo:min-height="0.377cm" fo:padding-top="0.035cm" fo:padding-bottom="0.035cm" fo:padding-left="0.035cm" fo:padding-right="0.035cm" style:run-through="background"/>
    </style:style>
    <style:style style:name="gr7" style:family="graphic">
      <style:graphic-properties draw:stroke="none" svg:stroke-width="0cm" draw:fill="none" draw:fill-color="#ffffff" draw:textarea-vertical-align="top" fo:min-height="0.506cm" fo:padding-top="0.035cm" fo:padding-bottom="0.035cm" fo:padding-left="0.035cm" fo:padding-right="0.035cm" style:run-through="background"/>
    </style:style>
    <style:style style:name="gr8" style:family="graphic">
      <style:graphic-properties draw:stroke="none" svg:stroke-width="0cm" draw:fill="none" draw:fill-color="#ffffff" draw:textarea-vertical-align="top" fo:min-height="1.224cm" fo:padding-top="0.035cm" fo:padding-bottom="0.035cm" fo:padding-left="0.035cm" fo:padding-right="0.035cm" style:run-through="background"/>
    </style:style>
    <style:style style:name="gr9" style:family="graphic">
      <style:graphic-properties draw:stroke="none" svg:stroke-width="0cm" draw:fill="none" draw:fill-color="#ffffff" draw:textarea-vertical-align="top" fo:min-height="0.393cm" fo:padding-top="0.035cm" fo:padding-bottom="0.035cm" fo:padding-left="0.035cm" fo:padding-right="0.035cm" style:run-through="background"/>
    </style:style>
    <style:style style:name="gr10" style:family="graphic">
      <style:graphic-properties draw:stroke="none" svg:stroke-width="0cm" draw:fill="none" draw:fill-color="#ffffff" draw:textarea-vertical-align="top" fo:min-height="0.351cm" fo:padding-top="0.035cm" fo:padding-bottom="0.035cm" fo:padding-left="0.035cm" fo:padding-right="0.035cm" style:run-through="background"/>
    </style:style>
    <style:style style:name="gr11" style:family="graphic">
      <style:graphic-properties draw:stroke="none" svg:stroke-width="0cm" draw:fill="none" draw:fill-color="#ffffff" draw:textarea-vertical-align="top" fo:min-height="0.353cm" fo:padding-top="0.035cm" fo:padding-bottom="0.035cm" fo:padding-left="0.035cm" fo:padding-right="0.035cm" style:run-through="background"/>
    </style:style>
    <style:style style:name="gr12" style:family="graphic">
      <style:graphic-properties draw:stroke="none" svg:stroke-width="0cm" draw:fill="none" draw:fill-color="#ffffff" draw:textarea-vertical-align="top" fo:min-height="0.395cm" fo:padding-top="0.035cm" fo:padding-bottom="0.035cm" fo:padding-left="0.035cm" fo:padding-right="0.035cm" style:run-through="background"/>
    </style:style>
    <style:style style:name="gr13" style:family="graphic">
      <style:graphic-properties draw:stroke="none" svg:stroke-width="0cm" draw:fill="none" draw:fill-color="#ffffff" draw:textarea-vertical-align="top" fo:min-height="0.522cm" fo:padding-top="0.035cm" fo:padding-bottom="0.035cm" fo:padding-left="0.035cm" fo:padding-right="0.035cm" style:run-through="background"/>
    </style:style>
    <style:style style:name="gr14" style:family="graphic">
      <style:graphic-properties draw:stroke="none" svg:stroke-width="0cm" draw:fill="none" draw:fill-color="#ffffff" draw:textarea-vertical-align="top" fo:min-height="0.58cm" fo:padding-top="0.035cm" fo:padding-bottom="0.035cm" fo:padding-left="0.035cm" fo:padding-right="0.035cm" style:run-through="background"/>
    </style:style>
    <style:style style:name="gr15" style:family="graphic">
      <style:graphic-properties style:run-through="background"/>
    </style:style>
    <style:style style:name="gr16" style:family="graphic">
      <style:graphic-properties draw:stroke="none" svg:stroke-width="0cm" draw:fill="none" draw:fill-color="#ffffff" draw:textarea-vertical-align="top" fo:min-height="0.397cm" fo:padding-top="0.035cm" fo:padding-bottom="0.035cm" fo:padding-left="0.035cm" fo:padding-right="0.035cm" style:run-through="background"/>
    </style:style>
    <style:style style:name="gr17" style:family="graphic">
      <style:graphic-properties draw:stroke="none" svg:stroke-width="0cm" draw:fill="none" draw:fill-color="#ffffff" draw:textarea-vertical-align="top" fo:min-height="0.526cm" fo:padding-top="0.035cm" fo:padding-bottom="0.035cm" fo:padding-left="0.035cm" fo:padding-right="0.035cm" style:run-through="background"/>
    </style:style>
    <style:style style:name="gr18" style:family="graphic">
      <style:graphic-properties draw:stroke="none" svg:stroke-width="0cm" draw:fill="none" draw:fill-color="#ffffff" draw:textarea-vertical-align="top" fo:min-height="0.524cm" fo:padding-top="0.035cm" fo:padding-bottom="0.035cm" fo:padding-left="0.035cm" fo:padding-right="0.035cm" style:run-through="background"/>
    </style:style>
    <style:style style:name="gr19" style:family="graphic">
      <style:graphic-properties draw:stroke="none" svg:stroke-width="0cm" draw:fill="none" draw:fill-color="#ffffff" draw:textarea-vertical-align="top" fo:min-height="2.125cm" fo:padding-top="0.035cm" fo:padding-bottom="0.035cm" fo:padding-left="0.035cm" fo:padding-right="0.035cm" style:run-through="background"/>
    </style:style>
    <style:style style:name="gr20" style:family="graphic">
      <style:graphic-properties draw:stroke="none" svg:stroke-width="0cm" draw:fill="none" draw:fill-color="#ffffff" draw:textarea-vertical-align="middle" fo:min-height="0.524cm" fo:padding-top="0.035cm" fo:padding-bottom="0.035cm" fo:padding-left="0.035cm" fo:padding-right="0.035cm" style:run-through="background"/>
    </style:style>
    <style:style style:name="gr21" style:family="graphic">
      <style:graphic-properties draw:stroke="none" svg:stroke-width="0cm" draw:fill="none" draw:fill-color="#ffffff" draw:textarea-vertical-align="top" fo:min-height="1.041cm" fo:padding-top="0.035cm" fo:padding-bottom="0.035cm" fo:padding-left="0.035cm" fo:padding-right="0.035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міст</text:p>
      <text:p text:style-name="P1">ВСТУП</text:p>
      <text:p text:style-name="P1">1.А<text:span text:style-name="T2">НАЛ</text:span><text:span text:style-name="T4">ІЗ ПРЕДМЕТНОЇ ОБЛАСТІ</text:span></text:p>
      <text:p text:style-name="P1"><text:span text:style-name="T7"><text:tab/>1.1 Опис об’єктів та процесів, які відбуваються в предметній області</text:span></text:p>
      <text:p text:style-name="P2"><text:tab/>1.2 Огляд існуючих програм та їх функцій</text:p>
      <text:p text:style-name="P2"><text:tab/>1.3 Вхідні дані інформаційної системи</text:p>
      <text:p text:style-name="P2"><text:tab/>1.4 Вихідні дані інформаційної системи</text:p>
      <text:p text:style-name="P2"><text:tab/>Висновки до розділу</text:p>
      <text:p text:style-name="P2">2.ПРОЕКТУВАННЯ БАЗИ ДАНИХ</text:p>
      <text:p text:style-name="P1"/>
      <text:p text:style-name="P1"/>
      <text:p text:style-name="P8">ВСТУП</text:p>
      <text:p text:style-name="P6">Всесвітня павутани являє собою надзвичайно перспекнивний засіб комунікації, що може пояснити його сучасний надзвичайний розвиток. Сьогоднішні засоби зв’язку дозволили об’єднати розрізнені комунікаційні системи у глобальну мережу. Завдяки цьому людина отримала можливість обмінюватися інформацією в межах всієї планети, не залежно від кордонів і відстаней. Саме глобальна мережа є однією з ознак переходу суспільства від індустріальної стадії розвитку до інформаційної.</text:p>
      <text:p text:style-name="P6">За останні декілька десятків років завдяки бурхливому розвитку Інтернету в програмуванні виділяють окремий напрямок – Web-програмування, тобто створення <text:span text:style-name="T1">скр</text:span><text:span text:style-name="T3">и</text:span><text:span text:style-name="T1">птів</text:span> для Web, так як в час стрімкого прогресу просто красиво оформлений текст і картинки на веб-сайті вже нікого не здивують. Та й вимоги до сайтів дуже змінилися, і тепер для успішного представництва організації або 6 особи в Інтернет необхідно надати своїм відвідувачам різні можливості: контактні форми, каталоги продукції, підписки, розсилання, пошук по сайту й багато чого іншого. Інтерактивність та адаптивність сайту забезпечується за рахунок сучасних технологій веб-програмування в обличчі HTML5 і CSS3. Технології веб-програмування на стороні клієнта включають в себе набір різних засобів і мов програмування або мови розмітки тексту. Ці програмні засоби розділяються на два основні види: серверні і клієнтські. Серверні скрипти виконуються на стороні сервера, тобто того комп'ютера, на якому розміщені вихідні файли сайту і база даних. До серверних скриптів належать PHP, Perl, ASP.NET, NodeJS тощо. Вони виконуються ще до завантаження сторінок сайту на клієнтській стороні. У свою чергу, клієнтські скрипти виконуються на комп'ютері клієнта вже після завантаження сторінки із сервера й не вимагають її додаткового перезавантаження.</text:p>
      <text:p text:style-name="P6"/>
      <text:p text:style-name="P7">1.А<text:span text:style-name="T2">НАЛ</text:span><text:span text:style-name="T4">ІЗ ПРЕДМЕТНОЇ ОБЛАСТІ</text:span></text:p>
      <text:p text:style-name="P9">1.1 Опис об’єктів та процесів, які відбуваються в предметній області</text:p>
      <text:p text:style-name="P4">Пред<text:span text:style-name="T5">метною областю є підприємство автоперевезень. Для реалізації клієнт серверного додатку буде використано </text:span><text:span text:style-name="T8">PHP </text:span>з <text:span text:style-name="T5">серверної частини та </text:span><text:span text:style-name="T8">HTML, CSS , JavaScript </text:span><text:span text:style-name="T5">з клієнської частини. Додаток повинен реалізовувати наступні форми(сторінки): головну(домашню) сторінку фірми, сторінку замовлення та сторінку відстеження статусу перевезення. Фірма займається перевезеннями вантажів </text:span><text:span text:style-name="T6">різної</text:span><text:span text:style-name="T5"> з пункту А до пункту Б.</text:span></text:p>
      <text:p text:style-name="P4"><text:span text:style-name="T5">Відправлення замовлення на перевезення повинно включати в себе інформацію про замовника перевезення , початкову точку маршруту , категорію вантажу , кінцеву точку маршруту.</text:span></text:p>
      <text:p text:style-name="P4"><text:span text:style-name="T5">Вантаж пілрозділяється на наступні категорії </text:span><text:span text:style-name="T6">це: хрупкий вантаж , великогабаритний вантаж , вантаж великої маси та невеликий вантаж. Хрупкий вантаж включає в себе предмети з якими необхідно особливо бережне ставлення , наприклад побутова техніка та електроніка. Великогабаритний вантаж — це вантаж який при невеликій вазі займає великий об’єм та може потребувати особливого обладнення для завантаження у вантажівку. Вантаж великої маси — це категорія яка потребує не лише особливого обладнення для завантаження а ще й особливого обладнення для перевезення. Невеликі вантажі — це загальна група вантажів до якої відносять усі інші вантажі. </text:span></text:p>
      <text:p text:style-name="P5"><text:span text:style-name="T6">Д</text:span><text:span text:style-name="T5">опустимо що фірма має обмежену кількість спеціалізованих транспортів та умовно необмежену кількість невеликих транспортів які можуть здійснювати перевезення невеликих вантажів та деяких вантажів інших груп.</text:span></text:p>
      <text:p text:style-name="P5"><text:span text:style-name="T5">Після залишення заявки на доставку з замовником повинен буде зв’язатися працівник фірми та уточнити параметри замовленн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, serif"/>
    <style:font-face style:name="Calibri1" svg:font-family="Calibri" style:font-family-generic="roman" style:font-pitch="variable"/>
    <style:font-face style:name="ISOCPEUR" svg:font-family="ISOCPEUR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</style:style>
    <style:style style:name="MP5" style:family="paragraph">
      <loext:graphic-properties draw:fill="none" draw:fill-color="#ffffff"/>
    </style:style>
    <style:style style:name="MT1" style:family="text">
      <style:text-properties fo:font-size="9pt"/>
    </style:style>
    <style:style style:name="MT2" style:family="text">
      <style:text-properties style:font-name="ISOCPEUR" style:font-name-asian="F" style:font-name-complex="F"/>
    </style:style>
    <style:style style:name="MT3" style:family="text">
      <style:text-properties style:font-name="ISOCPEUR" fo:font-size="9pt" style:font-name-asian="F" style:font-name-complex="F"/>
    </style:style>
    <style:style style:name="MT4" style:family="text">
      <style:text-properties fo:font-size="8pt"/>
    </style:style>
    <style:style style:name="MT5" style:family="text">
      <style:text-properties fo:font-size="14pt"/>
    </style:style>
    <style:style style:name="MT6" style:family="text">
      <style:text-properties fo:font-size="12pt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71cm" svg:stroke-color="#000000" draw:stroke-linejoin="round" draw:fill="none" draw:textarea-horizontal-align="center" draw:textarea-vertical-align="top" fo:padding-top="0.035cm" fo:padding-bottom="0.035cm" fo:padding-left="0.035cm" fo:padding-right="0.035cm" style:run-through="background"/>
    </style:style>
    <style:style style:name="Mgr3" style:family="graphic">
      <style:graphic-properties draw:stroke="solid" svg:stroke-width="0.071cm" svg:stroke-color="#000000" draw:stroke-linejoin="round" draw:fill="solid" draw:fill-color="#ffffff" draw:textarea-horizontal-align="center" draw:textarea-vertical-align="top" fo:padding-top="0.035cm" fo:padding-bottom="0.035cm" fo:padding-left="0.035cm" fo:padding-right="0.035cm" style:run-through="background"/>
    </style:style>
    <style:style style:name="Mgr4" style:family="graphic">
      <style:graphic-properties draw:stroke="solid" svg:stroke-width="0.035cm" svg:stroke-color="#000000" draw:stroke-linejoin="round" draw:fill="solid" draw:fill-color="#ffffff" draw:textarea-horizontal-align="center" draw:textarea-vertical-align="top" fo:padding-top="0.018cm" fo:padding-bottom="0.018cm" fo:padding-left="0.018cm" fo:padding-right="0.018cm" style:run-through="background"/>
    </style:style>
    <style:style style:name="Mgr5" style:family="graphic">
      <style:graphic-properties draw:stroke="none" svg:stroke-width="0cm" draw:fill="none" draw:fill-color="#ffffff" draw:textarea-vertical-align="top" fo:min-height="0.376cm" fo:padding-top="0.035cm" fo:padding-bottom="0.035cm" fo:padding-left="0.035cm" fo:padding-right="0.035cm" style:run-through="background"/>
    </style:style>
    <style:style style:name="Mgr6" style:family="graphic">
      <style:graphic-properties draw:stroke="none" svg:stroke-width="0cm" draw:fill="none" draw:fill-color="#ffffff" draw:textarea-vertical-align="top" fo:min-height="0.377cm" fo:padding-top="0.035cm" fo:padding-bottom="0.035cm" fo:padding-left="0.035cm" fo:padding-right="0.035cm" style:run-through="background"/>
    </style:style>
    <style:style style:name="Mgr7" style:family="graphic">
      <style:graphic-properties draw:stroke="none" svg:stroke-width="0cm" draw:fill="none" draw:fill-color="#ffffff" draw:textarea-vertical-align="top" fo:min-height="0.506cm" fo:padding-top="0.035cm" fo:padding-bottom="0.035cm" fo:padding-left="0.035cm" fo:padding-right="0.035cm" style:run-through="background"/>
    </style:style>
    <style:style style:name="Mgr8" style:family="graphic">
      <style:graphic-properties draw:stroke="none" svg:stroke-width="0cm" draw:fill="none" draw:fill-color="#ffffff" draw:textarea-vertical-align="top" fo:min-height="1.224cm" fo:padding-top="0.035cm" fo:padding-bottom="0.035cm" fo:padding-left="0.035cm" fo:padding-right="0.035cm" style:run-through="background"/>
    </style:style>
    <style:style style:name="Mgr9" style:family="graphic">
      <style:graphic-properties draw:stroke="none" svg:stroke-width="0cm" draw:fill="none" draw:fill-color="#ffffff" draw:textarea-vertical-align="top" fo:min-height="0.393cm" fo:padding-top="0.035cm" fo:padding-bottom="0.035cm" fo:padding-left="0.035cm" fo:padding-right="0.035cm" style:run-through="background"/>
    </style:style>
    <style:style style:name="Mgr10" style:family="graphic">
      <style:graphic-properties draw:stroke="none" svg:stroke-width="0cm" draw:fill="none" draw:fill-color="#ffffff" draw:textarea-vertical-align="top" fo:min-height="0.351cm" fo:padding-top="0.035cm" fo:padding-bottom="0.035cm" fo:padding-left="0.035cm" fo:padding-right="0.035cm" style:run-through="background"/>
    </style:style>
    <style:style style:name="Mgr11" style:family="graphic">
      <style:graphic-properties draw:stroke="none" svg:stroke-width="0cm" draw:fill="none" draw:fill-color="#ffffff" draw:textarea-vertical-align="top" fo:min-height="0.353cm" fo:padding-top="0.035cm" fo:padding-bottom="0.035cm" fo:padding-left="0.035cm" fo:padding-right="0.035cm" style:run-through="background"/>
    </style:style>
    <style:style style:name="Mgr12" style:family="graphic">
      <style:graphic-properties draw:stroke="none" svg:stroke-width="0cm" draw:fill="none" draw:fill-color="#ffffff" draw:textarea-vertical-align="top" fo:min-height="0.395cm" fo:padding-top="0.035cm" fo:padding-bottom="0.035cm" fo:padding-left="0.035cm" fo:padding-right="0.035cm" style:run-through="background"/>
    </style:style>
    <style:style style:name="Mgr13" style:family="graphic">
      <style:graphic-properties draw:stroke="none" svg:stroke-width="0cm" draw:fill="none" draw:fill-color="#ffffff" draw:textarea-vertical-align="top" fo:min-height="0.522cm" fo:padding-top="0.035cm" fo:padding-bottom="0.035cm" fo:padding-left="0.035cm" fo:padding-right="0.035cm" style:run-through="background"/>
    </style:style>
    <style:style style:name="Mgr14" style:family="graphic">
      <style:graphic-properties draw:stroke="none" svg:stroke-width="0cm" draw:fill="none" draw:fill-color="#ffffff" draw:textarea-vertical-align="top" fo:min-height="0.58cm" fo:padding-top="0.035cm" fo:padding-bottom="0.035cm" fo:padding-left="0.035cm" fo:padding-right="0.035cm" style:run-through="background"/>
    </style:style>
    <style:style style:name="Mgr15" style:family="graphic">
      <style:graphic-properties style:run-through="background"/>
    </style:style>
    <style:style style:name="Mgr16" style:family="graphic">
      <style:graphic-properties draw:stroke="none" svg:stroke-width="0cm" draw:fill="none" draw:fill-color="#ffffff" draw:textarea-vertical-align="top" fo:min-height="0.397cm" fo:padding-top="0.035cm" fo:padding-bottom="0.035cm" fo:padding-left="0.035cm" fo:padding-right="0.035cm" style:run-through="background"/>
    </style:style>
    <style:style style:name="Mgr17" style:family="graphic">
      <style:graphic-properties draw:stroke="none" svg:stroke-width="0cm" draw:fill="none" draw:fill-color="#ffffff" draw:textarea-vertical-align="top" fo:min-height="0.526cm" fo:padding-top="0.035cm" fo:padding-bottom="0.035cm" fo:padding-left="0.035cm" fo:padding-right="0.035cm" style:run-through="background"/>
    </style:style>
    <style:style style:name="Mgr18" style:family="graphic">
      <style:graphic-properties draw:stroke="none" svg:stroke-width="0cm" draw:fill="none" draw:fill-color="#ffffff" draw:textarea-vertical-align="top" fo:min-height="0.524cm" fo:padding-top="0.035cm" fo:padding-bottom="0.035cm" fo:padding-left="0.035cm" fo:padding-right="0.035cm" style:run-through="background"/>
    </style:style>
    <style:style style:name="Mgr19" style:family="graphic">
      <style:graphic-properties draw:stroke="none" svg:stroke-width="0cm" draw:fill="none" draw:fill-color="#ffffff" draw:textarea-vertical-align="top" fo:min-height="2.125cm" fo:padding-top="0.035cm" fo:padding-bottom="0.035cm" fo:padding-left="0.035cm" fo:padding-right="0.035cm" style:run-through="background"/>
    </style:style>
    <style:style style:name="Mgr20" style:family="graphic">
      <style:graphic-properties draw:stroke="none" svg:stroke-width="0cm" draw:fill="none" draw:fill-color="#ffffff" draw:textarea-vertical-align="middle" fo:min-height="0.524cm" fo:padding-top="0.035cm" fo:padding-bottom="0.035cm" fo:padding-left="0.035cm" fo:padding-right="0.035cm" style:run-through="background"/>
    </style:style>
    <style:style style:name="Mgr21" style:family="graphic">
      <style:graphic-properties draw:stroke="none" svg:stroke-width="0cm" draw:fill="none" draw:fill-color="#ffffff" draw:textarea-vertical-align="top" fo:min-height="1.041cm" fo:padding-top="0.035cm" fo:padding-bottom="0.035cm" fo:padding-left="0.035cm" fo:padding-right="0.035cm" style:run-through="background"/>
    </style:style>
    <style:page-layout style:name="Mpm1">
      <style:page-layout-properties fo:page-width="21.59cm" fo:page-height="27.94cm" style:num-format="1" style:print-orientation="portrait" fo:margin-top="1.251cm" fo:margin-bottom="1.251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/>
      </style:header-style>
      <style:footer-style>
        <style:header-footer-properties fo:min-height="0.101cm" fo:margin-left="0cm" fo:margin-right="0cm" fo:margin-top="0cm" fo:background-color="transparent" style:dynamic-spacing="true" draw:fill="non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g text:anchor-type="char" draw:z-index="2" draw:name="Группа 25" draw:style-name="Mgr1"><draw:rect draw:name="Rectangle 123" draw:style-name="Mgr2" draw:text-style-name="MP1" svg:width="19.333cm" svg:height="27.202cm" svg:x="1.923cm" svg:y="2.007cm"><text:p/></draw:rect><draw:line draw:name="Line 124" draw:style-name="Mgr3" draw:text-style-name="MP2" svg:x1="2.979cm" svg:y1="27.779cm" svg:x2="2.981cm" svg:y2="29.193cm"><text:p/></draw:line><draw:line draw:name="Line 125" draw:style-name="Mgr3" draw:text-style-name="MP2" svg:x1="1.932cm" svg:y1="27.768cm" svg:x2="21.233cm" svg:y2="27.77cm"><text:p/></draw:line><draw:line draw:name="Line 126" draw:style-name="Mgr3" draw:text-style-name="MP2" svg:x1="4.036cm" svg:y1="27.779cm" svg:x2="4.038cm" svg:y2="29.193cm"><text:p/></draw:line><draw:line draw:name="Line 127" draw:style-name="Mgr3" draw:text-style-name="MP2" svg:x1="6.677cm" svg:y1="27.779cm" svg:x2="6.679cm" svg:y2="29.193cm"><text:p/></draw:line><draw:line draw:name="Line 128" draw:style-name="Mgr3" draw:text-style-name="MP2" svg:x1="8.26cm" svg:y1="27.792cm" svg:x2="8.262cm" svg:y2="29.193cm"><text:p/></draw:line><draw:line draw:name="Line 129" draw:style-name="Mgr3" draw:text-style-name="MP2" svg:x1="9.317cm" svg:y1="27.779cm" svg:x2="9.319cm" svg:y2="29.18cm"><text:p/></draw:line><draw:line draw:name="Line 130" draw:style-name="Mgr3" draw:text-style-name="MP2" svg:x1="20.197cm" svg:y1="27.779cm" svg:x2="20.201cm" svg:y2="29.193cm"><text:p/></draw:line><draw:line draw:name="Line 131" draw:style-name="Mgr4" draw:text-style-name="MP2" svg:x1="1.932cm" svg:y1="28.246cm" svg:x2="9.298cm" svg:y2="28.249cm"><text:p/></draw:line><draw:line draw:name="Line 132" draw:style-name="Mgr3" draw:text-style-name="MP2" svg:x1="1.932cm" svg:y1="28.727cm" svg:x2="9.298cm" svg:y2="28.729cm"><text:p/></draw:line><draw:line draw:name="Line 133" draw:style-name="Mgr4" draw:text-style-name="MP2" svg:x1="20.21cm" svg:y1="28.251cm" svg:x2="21.246cm" svg:y2="28.253cm"><text:p/></draw:line><draw:frame draw:name="Rectangle 134" draw:style-name="Mgr5" draw:text-style-name="MP4" svg:width="0.967cm" svg:height="0.447cm" svg:x="1.974cm" svg:y="28.746cm"><draw:text-box><text:p text:style-name="MP3"><text:span text:style-name="MT1">Змн.</text:span></text:p></draw:text-box></draw:frame><draw:frame draw:name="Rectangle 135" draw:style-name="Mgr5" draw:text-style-name="MP4" svg:width="0.969cm" svg:height="0.447cm" svg:x="3.024cm" svg:y="28.746cm"><draw:text-box><text:p text:style-name="MP3"><text:span text:style-name="MT1">Арк.</text:span></text:p></draw:text-box></draw:frame><draw:frame draw:name="Rectangle 136" draw:style-name="Mgr5" draw:text-style-name="MP4" svg:width="2.488cm" svg:height="0.447cm" svg:x="4.116cm" svg:y="28.746cm"><draw:text-box><text:p text:style-name="MP3"><text:span text:style-name="MT1">№ </text:span><text:span text:style-name="MT1">докум.</text:span></text:p></draw:text-box></draw:frame><draw:frame draw:name="Rectangle 137" draw:style-name="Mgr5" draw:text-style-name="MP4" svg:width="1.481cm" svg:height="0.447cm" svg:x="6.74cm" svg:y="28.746cm"><draw:text-box><text:p text:style-name="MP3"><text:span text:style-name="MT1">Підпис</text:span></text:p></draw:text-box></draw:frame><draw:frame draw:name="Rectangle 138" draw:style-name="Mgr5" draw:text-style-name="MP4" svg:width="0.967cm" svg:height="0.447cm" svg:x="8.307cm" svg:y="28.746cm"><draw:text-box><text:p text:style-name="MP3"><text:span text:style-name="MT1">Дата</text:span></text:p></draw:text-box></draw:frame><draw:frame draw:name="Rectangle 139" draw:style-name="Mgr6" draw:text-style-name="MP4" svg:width="0.967cm" svg:height="0.449cm" svg:x="20.241cm" svg:y="27.816cm"><draw:text-box><text:p text:style-name="MP3"><text:span text:style-name="MT1">Арк.</text:span></text:p></draw:text-box></draw:frame><draw:frame draw:name="Rectangle 140" draw:style-name="Mgr7" draw:text-style-name="MP4" svg:width="0.967cm" svg:height="0.578cm" svg:x="20.241cm" svg:y="28.439cm"><draw:text-box><text:p text:style-name="MP3">1</text:p></draw:text-box></draw:frame><draw:frame draw:name="Rectangle 141" draw:style-name="Mgr8" draw:text-style-name="MP4" svg:width="10.706cm" svg:height="1.295cm" svg:x="9.409cm" svg:y="28.15cm"><draw:text-box><text:p text:style-name="MP3"><text:span text:style-name="MT2">122 – КП.2020.01.000 ПЗ</text:span></text:p><text:p text:style-name="MP3"/><text:p text:style-name="MP3"><text:span text:style-name="MT2"/></text:p></draw:text-box></draw:frame></draw:g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><draw:g text:anchor-type="char" draw:z-index="0" draw:name="Группа 76" draw:style-name="Mgr1"><draw:rect draw:name="Rectangle 24" draw:style-name="Mgr2" draw:text-style-name="MP1" svg:width="19.465cm" svg:height="27.283cm" svg:x="1.614cm" svg:y="0.605cm"><text:p/></draw:rect><draw:line draw:name="Line 25" draw:style-name="Mgr3" draw:text-style-name="MP2" svg:x1="2.581cm" svg:y1="24.045cm" svg:x2="2.583cm" svg:y2="25.461cm"><text:p/></draw:line><draw:line draw:name="Line 26" draw:style-name="Mgr3" draw:text-style-name="MP2" svg:x1="1.623cm" svg:y1="24.034cm" svg:x2="21.056cm" svg:y2="24.036cm"><text:p/></draw:line><draw:line draw:name="Line 27" draw:style-name="Mgr3" draw:text-style-name="MP2" svg:x1="3.742cm" svg:y1="24.059cm" svg:x2="3.744cm" svg:y2="27.874cm"><text:p/></draw:line><draw:line draw:name="Line 28" draw:style-name="Mgr3" draw:text-style-name="MP2" svg:x1="6.402cm" svg:y1="24.059cm" svg:x2="6.404cm" svg:y2="27.874cm"><text:p/></draw:line><draw:line draw:name="Line 29" draw:style-name="Mgr3" draw:text-style-name="MP2" svg:x1="7.996cm" svg:y1="24.059cm" svg:x2="7.998cm" svg:y2="27.874cm"><text:p/></draw:line><draw:line draw:name="Line 30" draw:style-name="Mgr3" draw:text-style-name="MP2" svg:x1="9.058cm" svg:y1="24.045cm" svg:x2="9.06cm" svg:y2="27.86cm"><text:p/></draw:line><draw:line draw:name="Line 31" draw:style-name="Mgr3" draw:text-style-name="MP2" svg:x1="17.037cm" svg:y1="25.485cm" svg:x2="17.041cm" svg:y2="26.43cm"><text:p/></draw:line><draw:line draw:name="Line 32" draw:style-name="Mgr4" draw:text-style-name="MP2" svg:x1="1.623cm" svg:y1="26.925cm" svg:x2="9.04cm" svg:y2="26.928cm"><text:p/></draw:line><draw:line draw:name="Line 33" draw:style-name="Mgr4" draw:text-style-name="MP2" svg:x1="1.623cm" svg:y1="27.406cm" svg:x2="9.04cm" svg:y2="27.408cm"><text:p/></draw:line><draw:frame draw:name="Rectangle 34" draw:style-name="Mgr9" draw:text-style-name="MP5" svg:width="0.86cm" svg:height="0.465cm" svg:x="1.665cm" svg:y="25.042cm"><draw:text-box><text:p><text:span text:style-name="MT3">Змн</text:span><text:span text:style-name="MT1">.</text:span></text:p></draw:text-box></draw:frame><draw:frame draw:name="Rectangle 35" draw:style-name="Mgr9" draw:text-style-name="MP4" svg:width="1.071cm" svg:height="0.465cm" svg:x="2.637cm" svg:y="25.042cm"><draw:text-box><text:p text:style-name="MP3"><text:span text:style-name="MT1">Арк.</text:span></text:p></draw:text-box></draw:frame><draw:frame draw:name="Rectangle 36" draw:style-name="Mgr9" draw:text-style-name="MP4" svg:width="2.505cm" svg:height="0.465cm" svg:x="3.821cm" svg:y="25.042cm"><draw:text-box><text:p text:style-name="MP3"><text:span text:style-name="MT1">№ </text:span><text:span text:style-name="MT1">докум.</text:span></text:p></draw:text-box></draw:frame><draw:frame draw:name="Rectangle 37" draw:style-name="Mgr10" draw:text-style-name="MP5" svg:width="1.493cm" svg:height="0.422cm" svg:x="6.463cm" svg:y="25.042cm"><draw:text-box><text:p><text:span text:style-name="MT3">Підпис</text:span></text:p></draw:text-box></draw:frame><draw:frame draw:name="Rectangle 38" draw:style-name="Mgr11" draw:text-style-name="MP4" svg:width="0.974cm" svg:height="0.424cm" svg:x="8.042cm" svg:y="25.042cm"><draw:text-box><text:p text:style-name="MP3"><text:span text:style-name="MT4">Дата</text:span></text:p></draw:text-box></draw:frame><draw:frame draw:name="Rectangle 39" draw:style-name="Mgr12" draw:text-style-name="MP4" svg:width="1.437cm" svg:height="0.466cm" svg:x="17.117cm" svg:y="25.513cm"><draw:text-box><text:p text:style-name="MP3"><text:span text:style-name="MT1">Арк.</text:span></text:p></draw:text-box></draw:frame><draw:frame draw:name="Rectangle 40" draw:style-name="Mgr13" draw:text-style-name="MP5" svg:width="1.437cm" svg:height="0.593cm" svg:x="17.117cm" svg:y="26.01cm"><draw:text-box><text:p/></draw:text-box></draw:frame><draw:frame draw:name="Rectangle 41" draw:style-name="Mgr14" draw:text-style-name="MP5" svg:width="11.833cm" svg:height="0.652cm" svg:x="9.167cm" svg:y="24.455cm"><draw:text-box><text:p/></draw:text-box></draw:frame><draw:line draw:name="Line 42" draw:style-name="Mgr3" draw:text-style-name="MP2" svg:x1="1.626cm" svg:y1="25.479cm" svg:x2="21.059cm" svg:y2="25.481cm"><text:p/></draw:line><draw:line draw:name="Line 43" draw:style-name="Mgr3" draw:text-style-name="MP2" svg:x1="1.639cm" svg:y1="24.998cm" svg:x2="9.056cm" svg:y2="25cm"><text:p/></draw:line><draw:line draw:name="Line 44" draw:style-name="Mgr4" draw:text-style-name="MP2" svg:x1="1.623cm" svg:y1="24.515cm" svg:x2="9.04cm" svg:y2="24.517cm"><text:p/></draw:line><draw:line draw:name="Line 45" draw:style-name="Mgr4" draw:text-style-name="MP2" svg:x1="1.623cm" svg:y1="26.44cm" svg:x2="9.04cm" svg:y2="26.442cm"><text:p/></draw:line><draw:line draw:name="Line 46" draw:style-name="Mgr4" draw:text-style-name="MP2" svg:x1="1.623cm" svg:y1="25.956cm" svg:x2="9.04cm" svg:y2="25.958cm"><text:p/></draw:line><draw:g draw:name="Group 47" draw:style-name="Mgr15"><draw:frame draw:name="Rectangle 48" draw:style-name="Mgr16" draw:text-style-name="MP5" svg:width="2.07cm" svg:height="0.468cm" svg:x="1.651cm" svg:y="25.523cm"><draw:text-box><text:p><text:span text:style-name="MT1"><text:s/></text:span><text:span text:style-name="MT3">Розроб.</text:span></text:p></draw:text-box></draw:frame><draw:frame draw:name="Rectangle 49" draw:style-name="Mgr17" draw:text-style-name="MP5" svg:width="2.505cm" svg:height="0.597cm" svg:x="3.819cm" svg:y="25.523cm"><draw:text-box><text:p/></draw:text-box></draw:frame></draw:g><draw:g draw:name="Group 50" draw:style-name="Mgr15"><draw:frame draw:name="Rectangle 51" draw:style-name="Mgr9" draw:text-style-name="MP5" svg:width="2.07cm" svg:height="0.465cm" svg:x="1.651cm" svg:y="26cm"><draw:text-box><text:p><text:span text:style-name="MT1"><text:s/></text:span><text:span text:style-name="MT3">Перевір.</text:span></text:p></draw:text-box></draw:frame><draw:frame draw:name="Rectangle 52" draw:style-name="Mgr12" draw:text-style-name="MP5" svg:width="2.581cm" svg:height="0.466cm" svg:x="3.819cm" svg:y="26.01cm"><draw:text-box><text:p><text:span text:style-name="MT1">Васильєв Д.О.</text:span></text:p></draw:text-box></draw:frame></draw:g><draw:g draw:name="Group 53" draw:style-name="Mgr15"><draw:frame draw:name="Rectangle 54" draw:style-name="Mgr18" draw:text-style-name="MP5" svg:width="2.07cm" svg:height="0.595cm" svg:x="1.651cm" svg:y="26.483cm"><draw:text-box><text:p><text:s/></text:p></draw:text-box></draw:frame><draw:frame draw:name="Rectangle 55" draw:style-name="Mgr18" draw:text-style-name="MP5" svg:width="2.505cm" svg:height="0.595cm" svg:x="3.819cm" svg:y="26.483cm"><draw:text-box><text:p/></draw:text-box></draw:frame></draw:g><draw:g draw:name="Group 56" draw:style-name="Mgr15"><draw:frame draw:name="Rectangle 57" draw:style-name="Mgr12" draw:text-style-name="MP5" svg:width="2.07cm" svg:height="0.466cm" svg:x="1.651cm" svg:y="26.954cm"><draw:text-box><text:p><text:span text:style-name="MT1"><text:s/></text:span><text:span text:style-name="MT3">Н. Контр.</text:span></text:p></draw:text-box></draw:frame><draw:frame draw:name="Rectangle 58" draw:style-name="Mgr18" draw:text-style-name="MP5" svg:width="2.505cm" svg:height="0.595cm" svg:x="3.819cm" svg:y="26.954cm"><draw:text-box><text:p/></draw:text-box></draw:frame></draw:g><draw:g draw:name="Group 59" draw:style-name="Mgr15"><draw:frame draw:name="Rectangle 60" draw:style-name="Mgr18" draw:text-style-name="MP5" svg:width="2.07cm" svg:height="0.595cm" svg:x="1.651cm" svg:y="27.427cm"><draw:text-box><text:p/></draw:text-box></draw:frame><draw:frame draw:name="Rectangle 61" draw:style-name="Mgr18" draw:text-style-name="MP5" svg:width="2.505cm" svg:height="0.595cm" svg:x="3.819cm" svg:y="27.427cm"><draw:text-box><text:p/></draw:text-box></draw:frame></draw:g><draw:line draw:name="Line 62" draw:style-name="Mgr3" draw:text-style-name="MP2" svg:x1="15.442cm" svg:y1="25.485cm" svg:x2="15.444cm" svg:y2="27.858cm"><text:p/></draw:line><draw:frame draw:name="Rectangle 63" draw:style-name="Mgr19" draw:text-style-name="MP4" svg:width="6.123cm" svg:height="2.197cm" svg:x="9.193cm" svg:y="25.589cm"><draw:text-box><text:p text:style-name="MP3"><text:span text:style-name="MT5"><text:s/></text:span></text:p><text:p text:style-name="MP3"><text:span text:style-name="MT5"/></text:p></draw:text-box></draw:frame><draw:line draw:name="Line 64" draw:style-name="Mgr3" draw:text-style-name="MP2" svg:x1="15.453cm" svg:y1="25.963cm" svg:x2="21.067cm" svg:y2="25.965cm"><text:p/></draw:line><draw:line draw:name="Line 65" draw:style-name="Mgr3" draw:text-style-name="MP2" svg:x1="15.452cm" svg:y1="26.441cm" svg:x2="21.066cm" svg:y2="26.444cm"><text:p/></draw:line><draw:line draw:name="Line 66" draw:style-name="Mgr3" draw:text-style-name="MP2" svg:x1="18.634cm" svg:y1="25.485cm" svg:x2="18.638cm" svg:y2="26.43cm"><text:p/></draw:line><draw:frame draw:name="Rectangle 67" draw:style-name="Mgr12" draw:text-style-name="MP4" svg:width="1.435cm" svg:height="0.466cm" svg:x="15.526cm" svg:y="25.513cm"><draw:text-box><text:p text:style-name="MP3"><text:span text:style-name="MT1">Літ.</text:span></text:p></draw:text-box></draw:frame><draw:frame draw:name="Rectangle 68" draw:style-name="Mgr12" draw:text-style-name="MP4" svg:width="2.266cm" svg:height="0.466cm" svg:x="18.722cm" svg:y="25.513cm"><draw:text-box><text:p text:style-name="MP3"><text:span text:style-name="MT1">Аркушів</text:span></text:p></draw:text-box></draw:frame><draw:frame draw:name="Rectangle 69" draw:style-name="Mgr20" draw:text-style-name="MP5" svg:width="2.264cm" svg:height="0.595cm" svg:x="18.734cm" svg:y="25.912cm"><draw:text-box><text:p/></draw:text-box></draw:frame><draw:line draw:name="Line 70" draw:style-name="Mgr4" draw:text-style-name="MP2" svg:x1="15.974cm" svg:y1="25.97cm" svg:x2="15.976cm" svg:y2="26.431cm"><text:p/></draw:line><draw:line draw:name="Line 71" draw:style-name="Mgr4" draw:text-style-name="MP2" svg:x1="16.506cm" svg:y1="25.973cm" svg:x2="16.508cm" svg:y2="26.434cm"><text:p/></draw:line><draw:frame draw:name="Rectangle 72" draw:style-name="Mgr21" draw:text-style-name="MP4" svg:width="5.462cm" svg:height="1.112cm" svg:x="15.526cm" svg:y="26.827cm"><draw:text-box><text:p text:style-name="MP3"><text:span text:style-name="MT6">КрНУ Кафедра АІС</text:span></text:p><text:p text:style-name="MP3"><text:span text:style-name="MT6"/></text:p></draw:text-box></draw:frame></draw:g></text:p>
      </style:footer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1-03-16T16:00:27.622000000</dc:date>
    <meta:editing-duration>PT10M54S</meta:editing-duration>
    <meta:editing-cycles>2</meta:editing-cycles>
    <meta:document-statistic meta:table-count="0" meta:image-count="0" meta:object-count="0" meta:page-count="3" meta:paragraph-count="19" meta:word-count="489" meta:character-count="3679" meta:non-whitespace-character-count="3199"/>
  </office:meta>
</office:document-meta>
</file>